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31d45" officeooo:paragraph-rsid="00131d45"/>
    </style:style>
    <style:style style:name="P2" style:family="paragraph" style:parent-style-name="Standard">
      <style:text-properties style:font-name="Liberation Sans" officeooo:rsid="00131d45" officeooo:paragraph-rsid="00131d45"/>
    </style:style>
    <style:style style:name="P3" style:family="paragraph" style:parent-style-name="Standard">
      <style:text-properties style:font-name="Liberation Sans" officeooo:rsid="0013652d" officeooo:paragraph-rsid="0013652d"/>
    </style:style>
    <style:style style:name="P4" style:family="paragraph" style:parent-style-name="Standard">
      <style:paragraph-properties fo:margin-left="1.251cm" fo:text-indent="0cm" style:auto-text-indent="false"/>
      <style:text-properties style:font-name="Liberation Sans" officeooo:rsid="0013652d" officeooo:paragraph-rsid="0013652d"/>
    </style:style>
    <style:style style:name="P5" style:family="paragraph" style:parent-style-name="Standard">
      <style:text-properties style:font-name="Liberation Sans" officeooo:rsid="0013652d" officeooo:paragraph-rsid="0017a58c"/>
    </style:style>
    <style:style style:name="P6" style:family="paragraph" style:parent-style-name="Standard">
      <style:text-properties style:font-name="Liberation Sans" officeooo:rsid="0013652d" officeooo:paragraph-rsid="001d5896"/>
    </style:style>
    <style:style style:name="P7" style:family="paragraph" style:parent-style-name="Standard">
      <style:text-properties style:font-name="Liberation Sans" officeooo:rsid="0013652d" officeooo:paragraph-rsid="00200311"/>
    </style:style>
    <style:style style:name="P8" style:family="paragraph" style:parent-style-name="Standard">
      <style:paragraph-properties fo:text-align="center" style:justify-single-word="false"/>
      <style:text-properties style:font-name="Liberation Sans" style:text-underline-style="solid" style:text-underline-width="auto" style:text-underline-color="font-color" fo:font-weight="bold" officeooo:rsid="00131d45" officeooo:paragraph-rsid="00131d45" style:font-weight-asian="bold" style:font-weight-complex="bold"/>
    </style:style>
    <style:style style:name="P9" style:family="paragraph" style:parent-style-name="Standard">
      <style:text-properties style:font-name="Liberation Sans" officeooo:rsid="0014737d" officeooo:paragraph-rsid="0014737d"/>
    </style:style>
    <style:style style:name="P10" style:family="paragraph" style:parent-style-name="Standard">
      <style:text-properties style:font-name="Liberation Sans" officeooo:rsid="0017a58c" officeooo:paragraph-rsid="0014737d"/>
    </style:style>
    <style:style style:name="P11" style:family="paragraph" style:parent-style-name="Standard">
      <style:text-properties style:font-name="Liberation Sans" officeooo:rsid="001b2547" officeooo:paragraph-rsid="001b2547"/>
    </style:style>
    <style:style style:name="P12" style:family="paragraph" style:parent-style-name="Standard">
      <style:text-properties style:font-name="Liberation Sans" fo:font-weight="bold" officeooo:rsid="0013652d" officeooo:paragraph-rsid="0017a58c" style:font-weight-asian="bold" style:font-weight-complex="bold"/>
    </style:style>
    <style:style style:name="P13" style:family="paragraph" style:parent-style-name="Text_20_body" style:list-style-name="L1">
      <style:paragraph-properties fo:margin-left="0cm" fo:margin-right="0cm" fo:text-indent="0cm" style:auto-text-indent="false" fo:padding="0cm" fo:border="none"/>
      <style:text-properties style:font-name="Liberation Sans"/>
    </style:style>
    <style:style style:name="P14" style:family="paragraph" style:parent-style-name="Text_20_body">
      <style:paragraph-properties fo:margin-left="1.251cm" fo:text-indent="0cm" style:auto-text-indent="false"/>
      <style:text-properties fo:color="#c9211e" loext:opacity="100%" style:font-name="Liberation Sans" officeooo:rsid="0013652d" officeooo:paragraph-rsid="0013652d" loext:padding="0cm" loext:border="none"/>
    </style:style>
    <style:style style:name="P15" style:family="paragraph" style:parent-style-name="Text_20_body">
      <style:paragraph-properties fo:margin-left="1.251cm" fo:margin-right="0cm" fo:margin-top="0cm" fo:margin-bottom="0cm" style:contextual-spacing="false" fo:text-indent="0cm" style:auto-text-indent="false"/>
      <style:text-properties fo:color="#c9211e" loext:opacity="100%" style:font-name="Liberation Sans" fo:font-style="italic" style:font-style-asian="italic" style:font-style-complex="italic" loext:padding="0cm" loext:border="none"/>
    </style:style>
    <style:style style:name="P16" style:family="paragraph" style:parent-style-name="Text_20_body">
      <style:paragraph-properties fo:margin-left="1.251cm" fo:text-indent="0cm" style:auto-text-indent="false"/>
      <style:text-properties fo:color="#c9211e" loext:opacity="100%" style:font-name="Liberation Sans" fo:font-style="italic" officeooo:rsid="00131d45" officeooo:paragraph-rsid="00131d45" style:font-style-asian="italic" style:font-style-complex="italic"/>
    </style:style>
    <style:style style:name="P17" style:family="paragraph" style:parent-style-name="Text_20_body">
      <style:paragraph-properties fo:margin-left="1.251cm" fo:margin-right="0cm" fo:text-indent="0cm" style:auto-text-indent="false"/>
      <style:text-properties fo:color="#c9211e" loext:opacity="100%" style:font-name="Liberation Sans" fo:font-style="italic" style:font-style-asian="italic" style:font-style-complex="italic"/>
    </style:style>
    <style:style style:name="P18" style:family="paragraph" style:parent-style-name="Text_20_body">
      <style:text-properties fo:color="#c9211e" loext:opacity="100%" style:font-name="Liberation Sans" officeooo:rsid="001b2547" officeooo:paragraph-rsid="001b2547" loext:padding="0cm" loext:border="none"/>
    </style:style>
    <style:style style:name="P19"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fo:color="#c9211e" loext:opacity="100%" style:font-name="Liberation Sans" loext:padding="0cm" loext:border="none"/>
    </style:style>
    <style:style style:name="T1" style:family="text">
      <style:text-properties style:font-name="Liberation Sans"/>
    </style:style>
    <style:style style:name="T2" style:family="text">
      <style:text-properties style:font-name="Liberation Sans" officeooo:rsid="0014ea31"/>
    </style:style>
    <style:style style:name="T3" style:family="text">
      <style:text-properties style:text-position="super 58%"/>
    </style:style>
    <style:style style:name="T4" style:family="text">
      <style:text-properties officeooo:rsid="0014ea31"/>
    </style:style>
    <style:style style:name="T5" style:family="text">
      <style:text-properties officeooo:rsid="00163d65"/>
    </style:style>
    <style:style style:name="T6" style:family="text">
      <style:text-properties officeooo:rsid="0017a58c"/>
    </style:style>
    <style:style style:name="T7" style:family="text">
      <style:text-properties officeooo:rsid="0018941e"/>
    </style:style>
    <style:style style:name="T8" style:family="text">
      <style:text-properties officeooo:rsid="00198caf"/>
    </style:style>
    <style:style style:name="T9" style:family="text">
      <style:text-properties fo:color="#c9211e" loext:opacity="100%" loext:padding="0cm" loext:border="none"/>
    </style:style>
    <style:style style:name="T10" style:family="text">
      <style:text-properties officeooo:rsid="001d5896"/>
    </style:style>
    <style:style style:name="T11" style:family="text">
      <style:text-properties officeooo:rsid="001e1b93"/>
    </style:style>
    <style:style style:name="T12" style:family="text">
      <style:text-properties style:text-underline-style="solid" style:text-underline-width="auto" style:text-underline-color="font-color"/>
    </style:style>
    <style:style style:name="T13" style:family="text">
      <style:text-properties officeooo:rsid="001f1cef"/>
    </style:style>
    <style:style style:name="T14" style:family="text">
      <style:text-properties officeooo:rsid="0021aa16"/>
    </style:style>
    <style:style style:name="T15" style:family="text">
      <style:text-properties officeooo:rsid="00234e5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ar Sir,</text:p>
      <text:p text:style-name="P2"/>
      <text:p text:style-name="P8">Ref – Calor Gas Delivery Point Number – 69399718</text:p>
      <text:p text:style-name="P2"/>
      <text:p text:style-name="P2">I write in respect of your threatening letter of 19 April 2024. I am unimpressed by someone who claims to act on behalf of Calor Gas Limited but remains anonymous. <text:span text:style-name="T11">I suspect the author of this missive to be somewhat electronic in nature. </text:span></text:p>
      <text:p text:style-name="P2"/>
      <text:p text:style-name="P1"><text:span text:style-name="T1">With regards to your claim of ownership </text:span><text:span text:style-name="T2">whilst this is certainly plausible</text:span><text:span text:style-name="T1"> I would remind you of the government regulations listed at </text:span><text:a xlink:type="simple" xlink:href="https://www.gov.uk/government/publications/how-to-switch-your-bulk-liquified-petroleum-gas-supplier/advice-on-switching-bulk-lpg-supplier" text:style-name="Internet_20_link" text:visited-style-name="Visited_20_Internet_20_Link"><text:span text:style-name="T1">https://www.gov.uk/government/publications/how-to-switch-your-bulk-liquified-petroleum-gas-supplier/advice-on-switching-bulk-lpg-supplier</text:span></text:a><text:span text:style-name="T1"> which state specifically</text:span></text:p>
      <text:p text:style-name="P2"/>
      <text:p text:style-name="P16">Whether you’re using LPG for the first time or have an existing LPG contract with a supplier, you might be required to sign an exclusive contract, and your supplier will typically own the tank and provide LPG to you.</text:p>
      <text:p text:style-name="P17">Signing an exclusive contract means that you’re tied to one provider of LPG for a maximum period of 2 years.</text:p>
      <text:p text:style-name="P17">However, <text:span text:style-name="T12">customers have the right to change supplier either during a contract or at the end of the exclusive period</text:span> and<text:span text:style-name="T12"> LPG suppliers must make it easy for customers to do this</text:span>. Information on how to switch <text:span text:style-name="T12">must be provided to you in all new contracts and every invoice</text:span> you receive from your supplier.</text:p>
      <text:p text:style-name="P2">This statement which comes from the Competition and Markets Authority does not seem to marry with your claims in your rather unpleasant screed.</text:p>
      <text:p text:style-name="P2"/>
      <text:p text:style-name="P3">This at kindest misleading statement also exists on your own website in the FAQ</text:p>
      <text:p text:style-name="P3"/>
      <text:p text:style-name="P14">If the LPG bulk tank was supplied by one company, would I also have to buy gas from the same company?</text:p>
      <text:p text:style-name="P15">Yes the Energy Supplier who owns the gas tank will be the only Company permitted to supply gas into that tank. </text:p>
      <text:p text:style-name="P4"/>
      <text:p text:style-name="P3">This could kindly be viewed as less than complete, as it seems to ignore the relevant detail above, implying you are unable to switch. An honest answer would explain that it is indeed possible to switch. <text:span text:style-name="T4">The CMA require you to make it ‘easy to switch’. </text:span><text:span text:style-name="T5">This does not seem to do that. </text:span><text:span text:style-name="T8">A cynic would wonder if you were deliberately trying to lock people into permanent supply.</text:span></text:p>
      <text:p text:style-name="P3"/>
      <text:p text:style-name="P12">I am therefore writing to you formally to request information how to “switch” to another supplier. </text:p>
      <text:p text:style-name="P5"/>
      <text:p text:style-name="P5">If you wish to maintain this is not ”<text:span text:style-name="T6">easy”</text:span> I will inform the Competition and Markets authority that their website is inaccurate and Calor Gas are allowed to maintain a monopoly and apparently ignore the<text:span text:style-name="T13">ir</text:span> regulations.</text:p>
      <text:p text:style-name="P3"/>
      <text:p text:style-name="P7"><text:soft-page-break/>As regards the obligations specified in your letter of the 19<text:span text:style-name="T3">th</text:span> April, an alert technician would have noted there were two tanks in close proximity to each other and your documentation does not specify which. </text:p>
      <text:p text:style-name="P7"/>
      <text:p text:style-name="P7">One of these tanks is for a separate property <text:span text:style-name="T10">and fits the description better as (I) it is accessible by reversing and (ii) the area around it is somewhat overgrown. However it has been this way for 20 years</text:span>. <text:s/></text:p>
      <text:p text:style-name="P6"/>
      <text:p text:style-name="P6"><text:span text:style-name="T7">It seems implausible that the one nearer the house is at risk of vehicular damage. </text:span><text:span text:style-name="T14">Neither is it particularly obstructed by “overgrown vegetation” to use your own phraseology.</text:span></text:p>
      <text:p text:style-name="P3"/>
      <text:p text:style-name="P11">I would refer you to your own specification for the above ground tank as follows (from <text:a xlink:type="simple" xlink:href="https://www.calor.co.uk/home-energy/new-to-lpg/my-options/" text:style-name="Internet_20_link" text:visited-style-name="Visited_20_Internet_20_Link">https://www.calor.co.uk/home-energy/new-to-lpg/my-options/</text:a>) <text:span text:style-name="T15">which oddly does not mention the asininely vague phrase “Vehicular Protection”.</text:span></text:p>
      <text:p text:style-name="P11"/>
      <text:p text:style-name="P18">Your LPG tank must be 3m away from buildings, boundaries and fixed sources of ignition. If your property does not allow these distances to be met, one side of the LPG tank can be reduced to 1.5m with the use of a suitably designed ‘fire wall’. We would advise that such a fire wall should be precisely specified by an energy specialist. Please note that the other three sides surrounding the tank must have a 3m clearance.</text:p>
      <text:list text:style-name="L1">
        <text:list-item>
          <text:p text:style-name="P19">As LPG vapour is heavier than air, your tank should not be positioned within 3m of unsealed drains or gullies.</text:p>
        </text:list-item>
        <text:list-item>
          <text:p text:style-name="P19">Your LPG tank must be 1.5m away from overhead power cables.</text:p>
        </text:list-item>
        <text:list-item>
          <text:p text:style-name="P19">Your tank must be accessible for deliveries – this requires a minimum access road and gateway width of 2.75m, safe access for our driver to get from his vehicle to the tank and direct line of sight for the driver to be able to see his vehicle whilst he is standing at the tank.</text:p>
        </text:list-item>
        <text:list-item>
          <text:p text:style-name="P13"><text:span text:style-name="T9">Once your LPG tank is installed, the area surrounding it needs to be kept free from debris, overgrown vegetation, trees, sheds or fences within 3m. Your tank can be shielded from view using an appropriately designed and maintained screen, if desired, although the screen must be a minimum of 1m from the tank and cannot hinder tank ventilation.</text:span></text:p>
        </text:list-item>
      </text:list>
      <text:p text:style-name="P3"><text:span text:style-name="T7">U</text:span>nder the UK Data Protection act and the GDPR , I request a copy of all relevant documentation to this property in order to ascertain whether your claims have any validity, and a copy of the specific regulations regarding the code of practice. <text:span text:style-name="T7">I also request any internal discussions regarding this issue and a copy of the technicians reports regarding the gas tank at this property.</text:span></text:p>
      <text:p text:style-name="P3"/>
      <text:p text:style-name="P9">Any further threatening letters will be treated appropriately. I would remind your company of the case of Ferguson vs British Gas <text:span text:style-name="T4">(2009) </text:span>regarding harassment, <text:span text:style-name="T6">which incidentally specifically states that letters written automatically , which this strongly resembles, still count as harassment. </text:span><text:span text:style-name="T15">Especially as if as seems plausible, it was sent to someone not responsible for that particular tank.</text:span></text:p>
      <text:p text:style-name="P10"/>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6T22:09:50.389671672</meta:creation-date>
    <dc:date>2024-04-26T22:43:41.755265327</dc:date>
    <meta:editing-duration>PT22M33S</meta:editing-duration>
    <meta:editing-cycles>16</meta:editing-cycles>
    <meta:generator>LibreOffice/24.2.2.2$Linux_X86_64 LibreOffice_project/420$Build-2</meta:generator>
    <meta:document-statistic meta:table-count="0" meta:image-count="0" meta:object-count="0" meta:page-count="2" meta:paragraph-count="25" meta:word-count="867" meta:character-count="5153" meta:non-whitespace-character-count="4306"/>
  </office:meta>
</office:document-meta>
</file>